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8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ata <text:span text:style-name="T1">S</text:span>tructures <text:span text:style-name="T1">A</text:span>nd <text:span text:style-name="T1">A</text:span>lgorith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3:50:12.580527223</meta:creation-date>
    <dc:date>2024-05-28T23:51:17.254502794</dc:date>
    <meta:editing-duration>PT1M4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3.7.2$Linux_X86_64 LibreOffice_project/30$Build-2</meta:generator>
  </office:meta>
</office:document-meta>
</file>